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 (months)</text:p>
          </table:table-cell>
          <table:table-cell office:value-type="string" calcext:value-type="string">
            <text:p>Mean IOP</text:p>
          </table:table-cell>
          <table:table-cell office:value-type="string" calcext:value-type="string">
            <text:p>Time (months)</text:p>
          </table:table-cell>
          <table:table-cell office:value-type="string" calcext:value-type="string">
            <text:p>Upper CB (1 SE)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Neyes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0.0043904228762379205,</text:p>
          </table:table-cell>
          <table:table-cell office:value-type="float" office:value="16.4015325371238" calcext:value-type="float">
            <text:p>16.4015325371</text:p>
          </table:table-cell>
          <table:table-cell office:value-type="string" calcext:value-type="string">
            <text:p>-0.03911916113324665,</text:p>
          </table:table-cell>
          <table:table-cell office:value-type="float" office:value="16.9439141976533" calcext:value-type="float">
            <text:p>16.9439141977</text:p>
          </table:table-cell>
          <table:table-cell table:formula="of:=[.D2]-[.B2]" office:value-type="float" office:value="0.542381660529461" calcext:value-type="float">
            <text:p>0.5423816605</text:p>
          </table:table-cell>
          <table:table-cell office:value-type="float" office:value="56" calcext:value-type="float">
            <text:p>56</text:p>
          </table:table-cell>
          <table:table-cell table:formula="of:=[.E2]*SQRT([.F2])" office:value-type="float" office:value="4.05881269314155" calcext:value-type="float">
            <text:p>4.0588126931</text:p>
          </table:table-cell>
        </table:table-row>
        <table:table-row table:style-name="ro1">
          <table:table-cell office:value-type="string" calcext:value-type="string">
            <text:p>2.996192294766743,</text:p>
          </table:table-cell>
          <table:table-cell office:value-type="float" office:value="13.0110983559552" calcext:value-type="float">
            <text:p>13.011098356</text:p>
          </table:table-cell>
          <table:table-cell office:value-type="string" calcext:value-type="string">
            <text:p>2.9941697404080223,</text:p>
          </table:table-cell>
          <table:table-cell office:value-type="float" office:value="13.4081931950501" calcext:value-type="float">
            <text:p>13.4081931951</text:p>
          </table:table-cell>
          <table:table-cell table:formula="of:=[.D3]-[.B3]" office:value-type="float" office:value="0.397094839094907" calcext:value-type="float">
            <text:p>0.3970948391</text:p>
          </table:table-cell>
          <table:table-cell office:value-type="float" office:value="55" calcext:value-type="float">
            <text:p>55</text:p>
          </table:table-cell>
          <table:table-cell table:formula="of:=[.E3]*SQRT([.F3])" office:value-type="float" office:value="2.94493414492914" calcext:value-type="float">
            <text:p>2.9449341449</text:p>
          </table:table-cell>
        </table:table-row>
        <table:table-row table:style-name="ro1">
          <table:table-cell office:value-type="string" calcext:value-type="string">
            <text:p>6.008466363214996,</text:p>
          </table:table-cell>
          <table:table-cell office:value-type="float" office:value="13.6012895839478" calcext:value-type="float">
            <text:p>13.6012895839</text:p>
          </table:table-cell>
          <table:table-cell office:value-type="string" calcext:value-type="string">
            <text:p>5.965746068711347,</text:p>
          </table:table-cell>
          <table:table-cell office:value-type="float" office:value="13.9887074048305" calcext:value-type="float">
            <text:p>13.9887074048</text:p>
          </table:table-cell>
          <table:table-cell table:formula="of:=[.D4]-[.B4]" office:value-type="float" office:value="0.38741782088267" calcext:value-type="float">
            <text:p>0.3874178209</text:p>
          </table:table-cell>
          <table:table-cell office:value-type="float" office:value="54" calcext:value-type="float">
            <text:p>54</text:p>
          </table:table-cell>
          <table:table-cell table:formula="of:=[.E4]*SQRT([.F4])" office:value-type="float" office:value="2.84692793527053" calcext:value-type="float">
            <text:p>2.8469279353</text:p>
          </table:table-cell>
        </table:table-row>
        <table:table-row table:style-name="ro1">
          <table:table-cell office:value-type="string" calcext:value-type="string">
            <text:p>11.998285761854493,</text:p>
          </table:table-cell>
          <table:table-cell office:value-type="float" office:value="13.600080984392" calcext:value-type="float">
            <text:p>13.6000809844</text:p>
          </table:table-cell>
          <table:table-cell office:value-type="string" calcext:value-type="string">
            <text:p>11.99621387690166,</text:p>
          </table:table-cell>
          <table:table-cell office:value-type="float" office:value="14.0068610634648" calcext:value-type="float">
            <text:p>14.0068610635</text:p>
          </table:table-cell>
          <table:table-cell table:formula="of:=[.D5]-[.B5]" office:value-type="float" office:value="0.406780079072831" calcext:value-type="float">
            <text:p>0.4067800791</text:p>
          </table:table-cell>
          <table:table-cell office:value-type="float" office:value="50" calcext:value-type="float">
            <text:p>50</text:p>
          </table:table-cell>
          <table:table-cell table:formula="of:=[.E5]*SQRT([.F5])" office:value-type="float" office:value="2.87636952363999" calcext:value-type="float">
            <text:p>2.8763695236</text:p>
          </table:table-cell>
        </table:table-row>
        <table:table-row table:style-name="ro1">
          <table:table-cell office:value-type="string" calcext:value-type="string">
            <text:p>17.990719681982096,</text:p>
          </table:table-cell>
          <table:table-cell office:value-type="float" office:value="13.0855546660062" calcext:value-type="float">
            <text:p>13.085554666</text:p>
          </table:table-cell>
          <table:table-cell office:value-type="string" calcext:value-type="string">
            <text:p>17.988450474652804,</text:p>
          </table:table-cell>
          <table:table-cell office:value-type="float" office:value="13.5310757049907" calcext:value-type="float">
            <text:p>13.531075705</text:p>
          </table:table-cell>
          <table:table-cell table:formula="of:=[.D6]-[.B6]" office:value-type="float" office:value="0.445521038984531" calcext:value-type="float">
            <text:p>0.445521039</text:p>
          </table:table-cell>
          <table:table-cell office:value-type="float" office:value="43" calcext:value-type="float">
            <text:p>43</text:p>
          </table:table-cell>
          <table:table-cell table:formula="of:=[.E6]*SQRT([.F6])" office:value-type="float" office:value="2.92147682442421" calcext:value-type="float">
            <text:p>2.9214768244</text:p>
          </table:table-cell>
        </table:table-row>
        <table:table-row table:style-name="ro1">
          <table:table-cell office:value-type="string" calcext:value-type="string">
            <text:p>23.983005610327357,</text:p>
          </table:table-cell>
          <table:table-cell office:value-type="float" office:value="12.6000840675541" calcext:value-type="float">
            <text:p>12.6000840676</text:p>
          </table:table-cell>
          <table:table-cell office:value-type="string" calcext:value-type="string">
            <text:p>23.980884394780407,</text:p>
          </table:table-cell>
          <table:table-cell office:value-type="float" office:value="13.0165493866049" calcext:value-type="float">
            <text:p>13.0165493866</text:p>
          </table:table-cell>
          <table:table-cell table:formula="of:=[.D7]-[.B7]" office:value-type="float" office:value="0.416465319050756" calcext:value-type="float">
            <text:p>0.4164653191</text:p>
          </table:table-cell>
          <table:table-cell office:value-type="float" office:value="30" calcext:value-type="float">
            <text:p>30</text:p>
          </table:table-cell>
          <table:table-cell table:formula="of:=[.E7]*SQRT([.F7])" office:value-type="float" office:value="2.28107449662685" calcext:value-type="float">
            <text:p>2.2810744966</text:p>
          </table:table-cell>
        </table:table-row>
        <table:table-row table:style-name="ro1">
          <table:table-cell office:value-type="string" calcext:value-type="string">
            <text:p>29.97134509114341,</text:p>
          </table:table-cell>
          <table:table-cell office:value-type="float" office:value="12.8894326673361" calcext:value-type="float">
            <text:p>12.8894326673</text:p>
          </table:table-cell>
          <table:table-cell office:value-type="string" calcext:value-type="string">
            <text:p>29.96799061074358,</text:p>
          </table:table-cell>
          <table:table-cell office:value-type="float" office:value="13.5480289858349" calcext:value-type="float">
            <text:p>13.5480289858</text:p>
          </table:table-cell>
          <table:table-cell table:formula="of:=[.D8]-[.B8]" office:value-type="float" office:value="0.658596318498869" calcext:value-type="float">
            <text:p>0.6585963185</text:p>
          </table:table-cell>
          <table:table-cell office:value-type="float" office:value="24" calcext:value-type="float">
            <text:p>24</text:p>
          </table:table-cell>
          <table:table-cell table:formula="of:=[.E8]*SQRT([.F8])" office:value-type="float" office:value="3.22644985359549" calcext:value-type="float">
            <text:p>3.2264498536</text:p>
          </table:table-cell>
        </table:table-row>
        <table:table-row table:style-name="ro1">
          <table:table-cell office:value-type="string" calcext:value-type="string">
            <text:p>35.99934636962797,</text:p>
          </table:table-cell>
          <table:table-cell office:value-type="float" office:value="13.3918483248666" calcext:value-type="float">
            <text:p>13.3918483249</text:p>
          </table:table-cell>
          <table:table-cell office:value-type="string" calcext:value-type="string">
            <text:p>35.9558861162126,</text:p>
          </table:table-cell>
          <table:table-cell office:value-type="float" office:value="13.9245447454182" calcext:value-type="float">
            <text:p>13.9245447454</text:p>
          </table:table-cell>
          <table:table-cell table:formula="of:=[.D9]-[.B9]" office:value-type="float" office:value="0.532696420551536" calcext:value-type="float">
            <text:p>0.5326964206</text:p>
          </table:table-cell>
          <table:table-cell office:value-type="float" office:value="21" calcext:value-type="float">
            <text:p>21</text:p>
          </table:table-cell>
          <table:table-cell table:formula="of:=[.E9]*SQRT([.F9])" office:value-type="float" office:value="2.44112166960944" calcext:value-type="float">
            <text:p>2.4411216696</text:p>
          </table:table-cell>
        </table:table-row>
        <table:table-row table:style-name="ro1">
          <table:table-cell office:value-type="string" calcext:value-type="string">
            <text:p>41.986600577373494,</text:p>
          </table:table-cell>
          <table:table-cell office:value-type="float" office:value="13.8942722041629" calcext:value-type="float">
            <text:p>13.8942722042</text:p>
          </table:table-cell>
          <table:table-cell office:value-type="string" calcext:value-type="string">
            <text:p>41.943584299305144,</text:p>
          </table:table-cell>
          <table:table-cell office:value-type="float" office:value="14.3398014649131" calcext:value-type="float">
            <text:p>14.3398014649</text:p>
          </table:table-cell>
          <table:table-cell table:formula="of:=[.D10]-[.B10]" office:value-type="float" office:value="0.445529260750217" calcext:value-type="float">
            <text:p>0.4455292608</text:p>
          </table:table-cell>
          <table:table-cell office:value-type="float" office:value="17" calcext:value-type="float">
            <text:p>17</text:p>
          </table:table-cell>
          <table:table-cell table:formula="of:=[.E10]*SQRT([.F10])" office:value-type="float" office:value="1.8369642013765" calcext:value-type="float">
            <text:p>1.8369642014</text:p>
          </table:table-cell>
        </table:table-row>
        <table:table-row table:style-name="ro1">
          <table:table-cell office:value-type="string" calcext:value-type="string">
            <text:p>47.983030275624415,</text:p>
          </table:table-cell>
          <table:table-cell office:value-type="float" office:value="12.5952414475652" calcext:value-type="float">
            <text:p>12.5952414476</text:p>
          </table:table-cell>
          <table:table-cell office:value-type="string" calcext:value-type="string">
            <text:p>47.9800211093834,</text:p>
          </table:table-cell>
          <table:table-cell office:value-type="float" office:value="13.1860410862186" calcext:value-type="float">
            <text:p>13.1860410862</text:p>
          </table:table-cell>
          <table:table-cell table:formula="of:=[.D11]-[.B11]" office:value-type="float" office:value="0.590799638653396" calcext:value-type="float">
            <text:p>0.5907996387</text:p>
          </table:table-cell>
          <table:table-cell office:value-type="float" office:value="14" calcext:value-type="float">
            <text:p>14</text:p>
          </table:table-cell>
          <table:table-cell table:formula="of:=[.E11]*SQRT([.F11])" office:value-type="float" office:value="2.21056983207085" calcext:value-type="float">
            <text:p>2.2105698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8:53:51.954441227</meta:creation-date>
    <dc:date>2017-02-20T19:00:17.118649469</dc:date>
    <meta:editing-duration>PT6M25S</meta:editing-duration>
    <meta:editing-cycles>1</meta:editing-cycles>
    <meta:document-statistic meta:table-count="1" meta:cell-count="77" meta:object-count="0"/>
    <meta:generator>LibreOffice/5.1.4.2$Linux_X86_64 LibreOffice_project/10m0$Build-2</meta:generator>
  </office:meta>
</office:document-meta>
</file>